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700000002099A397C80DD57C64.png" manifest:media-type="image/png"/>
  <manifest:file-entry manifest:full-path="Pictures/100002000000000100000001853F2246D5A195F7.gif" manifest:media-type="image/gif"/>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10pt" fo:language="en" fo:country="US" officeooo:rsid="00034bcd" officeooo:paragraph-rsid="000ef7a5" style:font-size-asian="10pt" style:font-size-complex="10pt"/>
    </style:style>
    <style:style style:name="P2" style:family="paragraph" style:parent-style-name="Standard">
      <style:text-properties style:font-name="Liberation Serif" fo:font-size="12pt" fo:language="en" fo:country="US" officeooo:rsid="000c5de1" officeooo:paragraph-rsid="0019ad6d" style:font-size-asian="12pt" style:font-size-complex="12pt"/>
    </style:style>
    <style:style style:name="P3" style:family="paragraph" style:parent-style-name="Standard">
      <style:text-properties style:font-name="Liberation Serif" fo:font-size="12pt" fo:language="en" fo:country="US" officeooo:rsid="000c5de1" officeooo:paragraph-rsid="001d1472" style:font-size-asian="12pt" style:font-size-complex="12pt"/>
    </style:style>
    <style:style style:name="P4" style:family="paragraph" style:parent-style-name="Standard">
      <style:text-properties style:font-name="Liberation Serif" fo:font-size="12pt" fo:language="en" fo:country="US" officeooo:rsid="000c5de1" officeooo:paragraph-rsid="001d4d00" style:font-size-asian="12pt" style:font-size-complex="12pt"/>
    </style:style>
    <style:style style:name="P5" style:family="paragraph" style:parent-style-name="Standard">
      <style:text-properties style:font-name="Liberation Serif" fo:font-size="12pt" fo:language="en" fo:country="US" officeooo:rsid="000c5de1" officeooo:paragraph-rsid="0021eb5a" style:font-size-asian="12pt" style:font-size-complex="12pt"/>
    </style:style>
    <style:style style:name="P6" style:family="paragraph" style:parent-style-name="Standard">
      <style:text-properties style:font-name="Liberation Serif" fo:font-size="12pt" fo:language="en" fo:country="US" officeooo:rsid="000c5de1" officeooo:paragraph-rsid="0020e674" style:font-size-asian="12pt" style:font-size-complex="12pt"/>
    </style:style>
    <style:style style:name="P7" style:family="paragraph" style:parent-style-name="Standard">
      <style:text-properties style:font-name="Liberation Serif" fo:font-size="12pt" fo:language="en" fo:country="US" style:text-underline-style="solid" style:text-underline-width="auto" style:text-underline-color="font-color" fo:font-weight="normal" officeooo:rsid="000c5de1" officeooo:paragraph-rsid="00139f11" style:font-size-asian="12pt" style:font-weight-asian="normal" style:font-size-complex="12pt" style:font-weight-complex="normal"/>
    </style:style>
    <style:style style:name="P8" style:family="paragraph" style:parent-style-name="Standard">
      <style:text-properties fo:color="#1c1c1c" loext:opacity="100%" style:font-name="Liberation Serif" fo:font-size="12pt" fo:language="en" fo:country="US" officeooo:rsid="000c5de1" officeooo:paragraph-rsid="00139f11" style:font-size-asian="12pt" style:font-size-complex="12pt"/>
    </style:style>
    <style:style style:name="P9" style:family="paragraph" style:parent-style-name="Standard">
      <style:text-properties fo:color="#1c1c1c" loext:opacity="100%" style:font-name="Liberation Serif" fo:font-size="12pt" fo:language="en" fo:country="US" officeooo:rsid="000c5de1" officeooo:paragraph-rsid="0014a2e8" style:font-size-asian="12pt" style:font-size-complex="12pt"/>
    </style:style>
    <style:style style:name="P10" style:family="paragraph" style:parent-style-name="Standard">
      <style:text-properties fo:color="#1c1c1c" loext:opacity="100%" style:font-name="Liberation Serif" fo:font-size="12pt" fo:language="en" fo:country="US" officeooo:rsid="000c5de1" officeooo:paragraph-rsid="001d4d00" style:font-size-asian="12pt" style:font-size-complex="12pt"/>
    </style:style>
    <style:style style:name="P11" style:family="paragraph" style:parent-style-name="Standard">
      <style:text-properties fo:color="#1c1c1c" loext:opacity="100%" style:font-name="Liberation Serif" fo:font-size="12pt" fo:language="en" fo:country="US" officeooo:rsid="000c5de1" officeooo:paragraph-rsid="0021eb5a" style:font-size-asian="12pt" style:font-size-complex="12pt"/>
    </style:style>
    <style:style style:name="P12" style:family="paragraph" style:parent-style-name="Standard">
      <style:text-properties fo:color="#1c1c1c" loext:opacity="100%" style:font-name="Liberation Serif" fo:font-size="12pt" fo:language="en" fo:country="US" officeooo:rsid="0014a2e8" officeooo:paragraph-rsid="0014a2e8" style:font-size-asian="12pt" style:font-size-complex="12pt"/>
    </style:style>
    <style:style style:name="P13" style:family="paragraph" style:parent-style-name="Standard">
      <style:text-properties fo:color="#1c1c1c" loext:opacity="100%" style:font-name="Liberation Serif" fo:font-size="12pt" fo:language="en" fo:country="US" officeooo:rsid="00170acc" officeooo:paragraph-rsid="00170acc" style:font-size-asian="12pt" style:font-size-complex="12pt"/>
    </style:style>
    <style:style style:name="P14" style:family="paragraph" style:parent-style-name="Standard">
      <style:text-properties fo:color="#1c1c1c" loext:opacity="100%" style:font-name="Liberation Serif" fo:font-size="12pt" fo:language="en" fo:country="US" officeooo:rsid="00177f70" officeooo:paragraph-rsid="00177f70" style:font-size-asian="12pt" style:font-size-complex="12pt"/>
    </style:style>
    <style:style style:name="P15" style:family="paragraph" style:parent-style-name="Standard">
      <style:text-properties fo:color="#1c1c1c" loext:opacity="100%" style:font-name="Liberation Serif" fo:font-size="12pt" fo:language="en" fo:country="US" officeooo:rsid="001d4d00" officeooo:paragraph-rsid="0021eb5a" style:font-size-asian="12pt" style:font-size-complex="12pt"/>
    </style:style>
    <style:style style:name="P16" style:family="paragraph" style:parent-style-name="Standard">
      <style:text-properties fo:color="#1c1c1c" loext:opacity="100%" style:font-name="Liberation Serif" fo:font-size="12pt" fo:language="en" fo:country="US" officeooo:rsid="0029ac85" officeooo:paragraph-rsid="0029ac85" style:font-size-asian="12pt" style:font-size-complex="12pt"/>
    </style:style>
    <style:style style:name="P17" style:family="paragraph" style:parent-style-name="Standard">
      <style:text-properties fo:color="#1c1c1c" loext:opacity="100%" style:font-name="Liberation Serif" fo:font-size="12pt" fo:language="en" fo:country="US" style:text-underline-style="solid" style:text-underline-width="auto" style:text-underline-color="font-color" fo:font-weight="normal" officeooo:rsid="00139f11" officeooo:paragraph-rsid="0021eb5a" style:font-size-asian="12pt" style:font-weight-asian="normal" style:font-size-complex="12pt" style:font-weight-complex="normal"/>
    </style:style>
    <style:style style:name="P18" style:family="paragraph" style:parent-style-name="Standard">
      <style:text-properties fo:color="#1c1c1c" loext:opacity="100%" style:font-name="Liberation Serif" fo:font-size="13pt" fo:language="en" fo:country="US" fo:font-weight="bold" officeooo:rsid="00139f11" officeooo:paragraph-rsid="00139f11" style:font-size-asian="13pt" style:font-weight-asian="bold" style:font-size-complex="13pt" style:font-weight-complex="bold"/>
    </style:style>
    <style:style style:name="P19" style:family="paragraph" style:parent-style-name="Standard">
      <style:text-properties fo:color="#1c1c1c" loext:opacity="100%" style:font-name="Liberation Serif" fo:font-size="13pt" fo:language="en" fo:country="US" fo:font-weight="bold" officeooo:rsid="0021eb5a" officeooo:paragraph-rsid="0021eb5a" style:font-size-asian="13pt" style:font-weight-asian="bold" style:font-size-complex="13pt" style:font-weight-complex="bold"/>
    </style:style>
    <style:style style:name="P20" style:family="paragraph" style:parent-style-name="Standard">
      <style:text-properties fo:color="#1c1c1c" loext:opacity="100%" style:font-name="Liberation Serif" fo:font-size="13pt" fo:language="en" fo:country="US" style:text-underline-style="none" fo:font-weight="bold" officeooo:rsid="00139f11" officeooo:paragraph-rsid="0021eb5a" style:font-size-asian="13pt" style:font-weight-asian="bold" style:font-size-complex="13pt" style:font-weight-complex="bold"/>
    </style:style>
    <style:style style:name="P21" style:family="paragraph" style:parent-style-name="Standard">
      <style:text-properties fo:color="#1c1c1c" loext:opacity="100%" style:font-name="Liberation Serif" fo:font-size="13pt" fo:language="en" fo:country="US" style:text-underline-style="none" fo:font-weight="bold" officeooo:rsid="00139f11" officeooo:paragraph-rsid="0023ff4d" style:font-size-asian="13pt" style:font-weight-asian="bold" style:font-size-complex="13pt" style:font-weight-complex="bold"/>
    </style:style>
    <style:style style:name="P22" style:family="paragraph" style:parent-style-name="Standard">
      <style:text-properties fo:language="de" fo:country="DE" officeooo:rsid="000c5de1" officeooo:paragraph-rsid="0014a2e8"/>
    </style:style>
    <style:style style:name="P23" style:family="paragraph" style:parent-style-name="Standard">
      <style:text-properties officeooo:paragraph-rsid="001d4d00"/>
    </style:style>
    <style:style style:name="P24" style:family="paragraph" style:parent-style-name="Standard">
      <style:text-properties officeooo:paragraph-rsid="001d1472"/>
    </style:style>
    <style:style style:name="P25" style:family="paragraph" style:parent-style-name="Standard">
      <style:paragraph-properties fo:break-before="page"/>
      <style:text-properties fo:color="#1c1c1c" loext:opacity="100%" style:font-name="Liberation Serif" fo:font-size="12pt" fo:language="en" fo:country="US" officeooo:rsid="000c5de1" officeooo:paragraph-rsid="0021eb5a" style:font-size-asian="12pt" style:font-size-complex="12pt"/>
    </style:style>
    <style:style style:name="P26" style:family="paragraph" style:parent-style-name="Heading_20_2">
      <style:text-properties officeooo:rsid="00268310" officeooo:paragraph-rsid="00268310"/>
    </style:style>
    <style:style style:name="P27" style:family="paragraph" style:parent-style-name="Standard" style:list-style-name="L1">
      <style:text-properties style:font-name="Liberation Serif" fo:font-size="12pt" fo:language="en" fo:country="US" officeooo:rsid="000c5de1" officeooo:paragraph-rsid="0021eb5a" style:font-size-asian="12pt" style:font-size-complex="12pt"/>
    </style:style>
    <style:style style:name="P28" style:family="paragraph" style:parent-style-name="Standard" style:list-style-name="L2">
      <style:text-properties style:font-name="Liberation Serif" fo:font-size="12pt" fo:language="en" fo:country="US" officeooo:rsid="000c5de1" officeooo:paragraph-rsid="00139f11" style:font-size-asian="12pt" style:font-size-complex="12pt"/>
    </style:style>
    <style:style style:name="P29" style:family="paragraph" style:parent-style-name="Standard">
      <style:text-properties style:font-name="Liberation Serif" fo:font-size="12pt" fo:language="en" fo:country="US" officeooo:rsid="000c5de1" officeooo:paragraph-rsid="001d4d00" style:font-size-asian="12pt" style:font-size-complex="12pt"/>
    </style:style>
    <style:style style:name="P30" style:family="paragraph" style:parent-style-name="Standard" style:list-style-name="L1">
      <style:text-properties fo:color="#1c1c1c" loext:opacity="100%" style:font-name="Liberation Serif" fo:font-size="12pt" fo:language="en" fo:country="US" officeooo:rsid="000c5de1" officeooo:paragraph-rsid="0021eb5a" style:font-size-asian="12pt" style:font-size-complex="12pt"/>
    </style:style>
    <style:style style:name="P31" style:family="paragraph" style:parent-style-name="Standard" style:list-style-name="L2">
      <style:text-properties fo:color="#1c1c1c" loext:opacity="100%" style:font-name="Liberation Serif" fo:font-size="12pt" fo:language="en" fo:country="US" officeooo:rsid="000c5de1" officeooo:paragraph-rsid="00139f11" style:font-size-asian="12pt" style:font-size-complex="12pt"/>
    </style:style>
    <style:style style:name="P32" style:family="paragraph" style:parent-style-name="Standard" style:list-style-name="L1">
      <style:text-properties fo:color="#1c1c1c" loext:opacity="100%" style:font-name="Liberation Serif" fo:font-size="12pt" fo:language="en" fo:country="US" officeooo:rsid="001d4d00" officeooo:paragraph-rsid="0029ac85" style:font-size-asian="12pt" style:font-size-complex="12pt"/>
    </style:style>
    <style:style style:name="P33" style:family="paragraph" style:parent-style-name="Standard" style:list-style-name="L1">
      <style:text-properties fo:color="#1c1c1c" loext:opacity="100%" style:font-name="Liberation Serif" fo:font-size="12pt" fo:language="en" fo:country="US" officeooo:rsid="0029ac85" officeooo:paragraph-rsid="0029ac85" style:font-size-asian="12pt" style:font-size-complex="12pt"/>
    </style:style>
    <style:style style:name="P34" style:family="paragraph" style:parent-style-name="Standard">
      <style:text-properties officeooo:paragraph-rsid="001d4d00"/>
    </style:style>
    <style:style style:name="T1" style:family="text">
      <style:text-properties officeooo:rsid="00226e91"/>
    </style:style>
    <style:style style:name="T2" style:family="text">
      <style:text-properties officeooo:rsid="002bbcdb"/>
    </style:style>
    <style:style style:name="T3" style:family="text">
      <style:text-properties officeooo:rsid="0021eb5a"/>
    </style:style>
    <style:style style:name="T4" style:family="text">
      <style:text-properties fo:color="#1c1c1c" loext:opacity="100%"/>
    </style:style>
    <style:style style:name="T5" style:family="text">
      <style:text-properties fo:color="#1c1c1c" loext:opacity="100%" fo:font-weight="bold"/>
    </style:style>
    <style:style style:name="T6" style:family="text">
      <style:text-properties fo:color="#1c1c1c" loext:opacity="100%" fo:font-weight="bold" style:font-weight-asian="bold" style:font-weight-complex="bold"/>
    </style:style>
    <style:style style:name="T7" style:family="text">
      <style:text-properties fo:color="#1c1c1c" loext:opacity="100%" fo:font-weight="bold" officeooo:rsid="00139f11" style:font-weight-asian="bold" style:font-weight-complex="bold"/>
    </style:style>
    <style:style style:name="T8" style:family="text">
      <style:text-properties fo:color="#1c1c1c" loext:opacity="100%" style:text-underline-style="solid" style:text-underline-width="auto" style:text-underline-color="font-color" fo:font-weight="normal" style:font-weight-asian="normal" style:font-weight-complex="normal"/>
    </style:style>
    <style:style style:name="T9" style:family="text">
      <style:text-properties fo:color="#1c1c1c" loext:opacity="100%" style:text-underline-style="solid" style:text-underline-width="auto" style:text-underline-color="font-color" fo:font-weight="normal" officeooo:rsid="0021eb5a" style:font-weight-asian="normal" style:font-weight-complex="normal"/>
    </style:style>
    <style:style style:name="T10" style:family="text">
      <style:text-properties fo:color="#1c1c1c" loext:opacity="100%" style:text-underline-style="solid" style:text-underline-width="auto" style:text-underline-color="font-color" fo:font-weight="normal" officeooo:rsid="00139f11" style:font-weight-asian="normal" style:font-weight-complex="normal"/>
    </style:style>
    <style:style style:name="T11" style:family="text">
      <style:text-properties fo:color="#1c1c1c" loext:opacity="100%" style:text-underline-style="solid" style:text-underline-width="auto" style:text-underline-color="font-color" fo:font-weight="normal" officeooo:rsid="0014a2e8" style:font-weight-asian="normal" style:font-weight-complex="normal"/>
    </style:style>
    <style:style style:name="T12" style:family="text">
      <style:text-properties fo:color="#1c1c1c" loext:opacity="100%" officeooo:rsid="00139f11"/>
    </style:style>
    <style:style style:name="T13" style:family="text">
      <style:text-properties fo:color="#1c1c1c" loext:opacity="100%" officeooo:rsid="0019ad6d"/>
    </style:style>
    <style:style style:name="T14" style:family="text">
      <style:text-properties fo:color="#1c1c1c" loext:opacity="100%" officeooo:rsid="001d4d00"/>
    </style:style>
    <style:style style:name="T15" style:family="text">
      <style:text-properties fo:color="#1c1c1c" loext:opacity="100%" style:font-name="Liberation Serif" fo:font-size="12pt" fo:language="en" fo:country="US" officeooo:rsid="000c5de1" style:font-size-asian="12pt" style:font-size-complex="12pt"/>
    </style:style>
    <style:style style:name="T16" style:family="text">
      <style:text-properties fo:color="#1c1c1c" loext:opacity="100%" style:font-name="Liberation Serif" fo:font-size="12pt" fo:language="en" fo:country="US" officeooo:rsid="00139f11" style:font-size-asian="12pt" style:font-size-complex="12pt"/>
    </style:style>
    <style:style style:name="T17" style:family="text">
      <style:text-properties fo:color="#1c1c1c" loext:opacity="100%" style:font-name="Liberation Serif" fo:font-size="12pt" fo:language="en" fo:country="US" officeooo:rsid="001d4d00" style:font-size-asian="12pt" style:font-size-complex="12pt"/>
    </style:style>
    <style:style style:name="T18" style:family="text">
      <style:text-properties fo:color="#1c1c1c" loext:opacity="100%" style:font-name="Liberation Serif" fo:font-size="12pt" fo:language="en" fo:country="US" fo:font-weight="bold" officeooo:rsid="000c5de1" style:font-size-asian="12pt" style:font-size-complex="12pt"/>
    </style:style>
    <style:style style:name="T19" style:family="text">
      <style:text-properties fo:color="#1c1c1c" loext:opacity="100%" style:font-name="Liberation Serif" fo:font-size="12pt" fo:language="en" fo:country="US" fo:font-weight="bold" officeooo:rsid="001eea28" style:font-size-asian="12pt" style:font-size-complex="12pt"/>
    </style:style>
    <style:style style:name="T20" style:family="text">
      <style:text-properties fo:color="#1c1c1c" loext:opacity="100%" style:font-name="Liberation Serif" fo:font-size="12pt" fo:language="en" fo:country="US" fo:font-weight="bold" officeooo:rsid="002bbcdb" style:font-size-asian="12pt" style:font-size-complex="12pt"/>
    </style:style>
    <style:style style:name="T21" style:family="text">
      <style:text-properties fo:color="#1c1c1c" loext:opacity="100%" officeooo:rsid="0021eb5a"/>
    </style:style>
    <style:style style:name="T22" style:family="text">
      <style:text-properties fo:color="#1c1c1c" loext:opacity="100%" style:text-underline-style="none" fo:font-weight="bold" officeooo:rsid="001d1472"/>
    </style:style>
    <style:style style:name="T23" style:family="text">
      <style:text-properties fo:color="#1c1c1c" loext:opacity="100%" officeooo:rsid="0023ff4d"/>
    </style:style>
    <style:style style:name="T24" style:family="text">
      <style:text-properties fo:color="#1c1c1c" loext:opacity="100%" officeooo:rsid="002d6379"/>
    </style:style>
    <style:style style:name="T25" style:family="text">
      <style:text-properties fo:color="#1c1c1c" loext:opacity="100%" fo:font-style="italic"/>
    </style:style>
    <style:style style:name="T26" style:family="text">
      <style:text-properties fo:color="#1c1c1c" loext:opacity="100%" officeooo:rsid="002fdd5b"/>
    </style:style>
    <style:style style:name="T27" style:family="text">
      <style:text-properties fo:color="#41a85f" loext:opacity="100%" fo:font-weight="bold"/>
    </style:style>
    <style:style style:name="T28" style:family="text">
      <style:text-properties fo:color="#41a85f" loext:opacity="100%" style:text-underline-style="none" fo:font-weight="bold"/>
    </style:style>
    <style:style style:name="T29" style:family="text">
      <style:text-properties fo:color="#2969b0" loext:opacity="100%" fo:font-weight="bold"/>
    </style:style>
    <style:style style:name="T30" style:family="text">
      <style:text-properties fo:color="#2969b0" loext:opacity="100%" style:text-underline-style="none" fo:font-weight="bold"/>
    </style:style>
    <style:style style:name="T31" style:family="text">
      <style:text-properties fo:color="#9365b8" loext:opacity="100%" fo:font-weight="bold"/>
    </style:style>
    <style:style style:name="T32" style:family="text">
      <style:text-properties fo:color="#9365b8" loext:opacity="100%" style:font-name="Liberation Serif" fo:font-size="12pt" fo:language="en" fo:country="US" fo:font-weight="bold" officeooo:rsid="000c5de1" style:font-size-asian="12pt" style:font-size-complex="12pt"/>
    </style:style>
    <style:style style:name="T33" style:family="text">
      <style:text-properties fo:color="#9365b8" loext:opacity="100%" style:text-underline-style="none" fo:font-weight="bold"/>
    </style:style>
    <style:style style:name="T34" style:family="text">
      <style:text-properties fo:color="#9365b8" loext:opacity="100%" style:text-underline-style="none" fo:font-weight="bold" officeooo:rsid="001d1472"/>
    </style:style>
    <style:style style:name="T35" style:family="text">
      <style:text-properties fo:color="#000000" loext:opacity="100%"/>
    </style:style>
    <style:style style:name="T36" style:family="text">
      <style:text-properties fo:color="#000000" loext:opacity="100%" fo:font-weight="bold" style:font-weight-asian="bold" style:font-weight-complex="bold"/>
    </style:style>
    <style:style style:name="T37" style:family="text">
      <style:text-properties fo:color="#000000" loext:opacity="100%" fo:font-weight="bold" officeooo:rsid="001d1472" style:font-weight-asian="bold" style:font-weight-complex="bold"/>
    </style:style>
    <style:style style:name="T38" style:family="text">
      <style:text-properties fo:color="#000000" loext:opacity="100%" officeooo:rsid="00139f11"/>
    </style:style>
    <style:style style:name="T39" style:family="text">
      <style:text-properties fo:color="#000000" loext:opacity="100%" style:font-name="Liberation Serif" fo:font-size="12pt" fo:language="en" fo:country="US" officeooo:rsid="000c5de1" style:font-size-asian="12pt" style:font-size-complex="12pt"/>
    </style:style>
    <style:style style:name="T40" style:family="text">
      <style:text-properties fo:color="#000000" loext:opacity="100%" style:font-name="Liberation Serif" fo:font-size="12pt" fo:language="en" fo:country="US" fo:font-weight="bold" officeooo:rsid="000c5de1" style:font-size-asian="12pt" style:font-weight-asian="bold" style:font-size-complex="12pt" style:font-weight-complex="bold"/>
    </style:style>
    <style:style style:name="T41" style:family="text">
      <style:text-properties fo:color="#b8312f" loext:opacity="100%" fo:font-weight="bold"/>
    </style:style>
    <style:style style:name="T42" style:family="text">
      <style:text-properties fo:color="#b8312f" loext:opacity="100%" style:text-underline-style="none" fo:font-weight="bold"/>
    </style:style>
    <style:style style:name="T43" style:family="text">
      <style:text-properties fo:color="#b8312f" loext:opacity="100%" style:text-underline-style="none" fo:font-weight="bold" officeooo:rsid="0021eb5a"/>
    </style:style>
    <style:style style:name="T44" style:family="text">
      <style:text-properties style:font-name="Liberation Serif" fo:language="en" fo:country="US"/>
    </style:style>
    <style:style style:name="T45" style:family="text">
      <style:text-properties fo:color="#999999" loext:opacity="100%" fo:font-weight="bold"/>
    </style:style>
    <style:style style:name="T46" style:family="text">
      <style:text-properties fo:color="#999999" loext:opacity="100%" style:text-underline-style="none" fo:font-weight="bold"/>
    </style:style>
    <style:style style:name="T47" style:family="text">
      <style:text-properties fo:color="#999999" loext:opacity="100%" style:text-line-through-style="solid" style:text-line-through-type="single" style:font-name="Liberation Serif" fo:font-size="12pt" fo:language="en" fo:country="US" style:text-underline-style="none" fo:font-weight="bold" officeooo:rsid="000c5de1" style:font-size-asian="12pt" style:font-size-complex="12pt"/>
    </style:style>
    <style:style style:name="T48" style:family="text">
      <style:text-properties style:use-window-font-color="true" loext:opacity="0%" style:font-name="Courier New" fo:font-weight="bold" officeooo:rsid="001a4bb6" style:font-weight-asian="bold" style:font-weight-complex="bold"/>
    </style:style>
    <style:style style:name="T49" style:family="text">
      <style:text-properties style:use-window-font-color="true" loext:opacity="0%" fo:font-weight="normal" style:font-weight-asian="normal" style:font-weight-complex="normal"/>
    </style:style>
    <style:style style:name="T50" style:family="text">
      <style:text-properties style:use-window-font-color="true" loext:opacity="0%" fo:font-weight="normal" officeooo:rsid="0023ff4d" style:font-weight-asian="normal" style:font-weight-complex="normal"/>
    </style:style>
    <style:style style:name="T51" style:family="text">
      <style:text-properties style:use-window-font-color="true" loext:opacity="0%" fo:font-weight="bold"/>
    </style:style>
    <style:style style:name="T52" style:family="text">
      <style:text-properties style:use-window-font-color="true" loext:opacity="0%" fo:font-weight="bold" style:font-weight-asian="bold" style:font-weight-complex="bold"/>
    </style:style>
    <style:style style:name="T53" style:family="text">
      <style:text-properties style:use-window-font-color="true" loext:opacity="0%" fo:font-weight="bold" officeooo:rsid="0019ad6d"/>
    </style:style>
    <style:style style:name="T54" style:family="text">
      <style:text-properties style:use-window-font-color="true" loext:opacity="0%" fo:font-weight="bold" officeooo:rsid="0023ff4d"/>
    </style:style>
    <style:style style:name="T55" style:family="text">
      <style:text-properties officeooo:rsid="001d4d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2"><draw:frame draw:style-name="fr2" draw:name="Bild6" text:anchor-type="paragraph" svg:x="13.78cm" svg:y="-0.053cm" svg:width="3.949cm" svg:height="1.127cm" draw:z-index="0"><draw:image xlink:href="Pictures/10000000000000700000002099A397C80DD57C64.png" xlink:type="simple" xlink:show="embed" xlink:actuate="onLoad" draw:mime-type="image/png"/></draw:frame>Thunderbird firmware change log </text:h>
      <text:p text:style-name="P8"/>
      <text:h text:style-name="Heading_20_3" text:outline-level="3">Thunderbird_19122019_FT</text:h>
      <text:p text:style-name="P12"><text:a xlink:type="simple" xlink:href="https://yuneecpilots.com/threads/typhoon-h-480-px4-v1-10-stability-issues.18205/#post-204345" text:style-name="Internet_20_link" text:visited-style-name="Visited_20_Internet_20_Link">https://yuneecpilots.com/threads/typhoon-h-480-px4-v1-10-stability-issues.18205/#post-204345</text:a></text:p>
      <text:p text:style-name="P12"/>
      <text:p text:style-name="P12">First Thunderbird release. PX 4 bootloader "omnibusf4sd_bl.bin".</text:p>
      <text:p text:style-name="P12">Onboard parameter settings for H480 "typhoon_h_parameters.params".</text:p>
      <text:p text:style-name="P12">Flight modes "Position" and "Stability". Basic telemetry to ST16.</text:p>
      <text:p text:style-name="P8"/>
      <text:p text:style-name="P8"/>
      <text:h text:style-name="Heading_20_3" text:outline-level="3">Thunderbird_06012020_FT</text:h>
      <text:p text:style-name="P8"/>
      <text:p text:style-name="P13">Binding mode added to Thunderbird Autopilot.</text:p>
      <text:p text:style-name="P13">To set into binding mode, connect to QGroundControl and enter "<text:span text:style-name="T48">typhoon_bind start</text:span>" at MAVlink command line.</text:p>
      <text:p text:style-name="P14">Telemetry "tas" provided to telemetry file.</text:p>
      <text:p text:style-name="P8"/>
      <text:p text:style-name="P8"/>
      <text:h text:style-name="Heading_20_3" text:outline-level="3">Thunderbird_030420_CD</text:h>
      <text:p text:style-name="P9"/>
      <text:p text:style-name="P22"><text:a xlink:type="simple" xlink:href="https://yuneecpilots.com/threads/typhoon-h-480-px4-v1-10-stability-issues.18205/post-212015" text:style-name="Internet_20_link" text:visited-style-name="Visited_20_Internet_20_Link"><text:span text:style-name="T44">https://yuneecpilots.com/threads/typhoon-h-480-px4-v1-10-stability-issues.18205/post-212015</text:span></text:a></text:p>
      <text:p text:style-name="P9"/>
      <text:p text:style-name="P18">Summary</text:p>
      <text:p text:style-name="P18"/>
      <text:list xml:id="list1402041898" text:style-name="L1">
        <text:list-item>
          <text:p text:style-name="P27"><text:span text:style-name="T12">Update </text:span><text:span text:style-name="T21">functionality</text:span><text:span text:style-name="T12"> of the "Drone status</text:span><text:span text:style-name="T4"> LED</text:span><text:span text:style-name="T12">".</text:span></text:p>
        </text:list-item>
        <text:list-item>
          <text:p text:style-name="P27"><text:span text:style-name="T12">R</text:span><text:span text:style-name="T4">efactoring of ST16_telemetry.cpp.</text:span></text:p>
        </text:list-item>
        <text:list-item>
          <text:p text:style-name="P30">Minor changes here and there, but the most notable change will be the LED reacting to drone's status.</text:p>
        </text:list-item>
        <text:list-item>
          <text:p text:style-name="P32">Pitch, roll, yaw and f_mode added to telemetry file.</text:p>
        </text:list-item>
        <text:list-item>
          <text:p text:style-name="P33">Mission Mode</text:p>
        </text:list-item>
      </text:list>
      <text:p text:style-name="P16"/>
      <text:p text:style-name="P21"/>
      <text:p text:style-name="P21">ST16 Status information</text:p>
      <text:p text:style-name="P20"/>
      <text:p text:style-name="P5"><text:span text:style-name="T6">Acquiring </text:span><text:span text:style-name="T7">to</text:span><text:span text:style-name="T6"> Ready</text:span><text:span text:style-name="T4"> transition on ST16 happens only when the drone is fully mission-capable. The PX4 </text:span><text:span text:style-name="T12">Autopilot</text:span><text:span text:style-name="T4"> takes its time to make things ready even there is a valid GPS fix.</text:span></text:p>
      <text:p text:style-name="P15"><text:span text:style-name="T4">ST16 flight mode display </text:span><text:span text:style-name="T3">changes according the selected flight modes.</text:span></text:p>
      <text:p text:style-name="P11"/>
      <text:p text:style-name="P25"/>
      <text:p text:style-name="P19">Drone status LED codes</text:p>
      <text:p text:style-name="P19"/>
      <text:p text:style-name="P5"><text:span text:style-name="T9">Drone</text:span><text:span text:style-name="T8"> </text:span><text:span text:style-name="T10">status </text:span><text:span text:style-name="T8">LED </text:span><text:span text:style-name="T10">basic </text:span><text:span text:style-name="T11">rule</text:span><text:span text:style-name="T10">s, </text:span><text:span text:style-name="T8">regardless of color </text:span><text:span text:style-name="T11">coding</text:span><text:span text:style-name="T10">:</text:span></text:p>
      <text:p text:style-name="P17"/>
      <text:list xml:id="list3207355560" text:style-name="L2">
        <text:list-item>
          <text:p text:style-name="P31">When the LED is SOLID regardless of color, you have the full control.</text:p>
        </text:list-item>
        <text:list-item>
          <text:p text:style-name="P31">When the LED is BLINKING, the Thunderbird is actively doing something (like assisting you somehow).</text:p>
        </text:list-item>
        <text:list-item>
          <text:p text:style-name="P31">Th<text:span text:style-name="T55">an</text:span> <text:span text:style-name="T55">lighter</text:span> the color, th<text:span text:style-name="T55">an</text:span> <text:span text:style-name="T55">more challenging and rewarding is it to fly.</text:span></text:p>
        </text:list-item>
        <text:list-item>
          <text:p text:style-name="P28"><text:span text:style-name="T4">Red light </text:span><text:span text:style-name="T21">means malfunction, fail-safe mode or manual requested RTH</text:span><text:span text:style-name="T4">.</text:span></text:p>
        </text:list-item>
      </text:list>
      <text:p text:style-name="P8"/>
      <text:p text:style-name="P8"/>
      <text:p text:style-name="P7"><text:span text:style-name="T4">RGB </text:span><text:span text:style-name="T12">status </text:span><text:span text:style-name="T4">LED </text:span><text:span text:style-name="T12">details:</text:span></text:p>
      <text:p text:style-name="P6"><text:span text:style-name="T4"><text:line-break/></text:span><text:span text:style-name="T28">Green: Startup</text:span><text:span text:style-name="T27"><text:line-break/><text:line-break/>GREEN blinking:</text:span><text:span text:style-name="T51"> </text:span><text:span text:style-name="T54">Initialization.</text:span><text:span text:style-name="T50"> </text:span><text:span text:style-name="T49">The ST16 shows "acquiring" in GNSS mode display and "start" as a flight mode.</text:span><text:span text:style-name="T4"><text:line-break/></text:span><text:span text:style-name="T27">GREEN solid: </text:span><text:span text:style-name="T49">The drone is </text:span><text:span text:style-name="T50">R</text:span><text:span text:style-name="T52">eady</text:span><text:span text:style-name="T49">. </text:span><text:span text:style-name="T4">The ST16 GNSS status transitions from "</text:span><text:span text:style-name="T23">A</text:span><text:span text:style-name="T4">cquiring" to "</text:span><text:span text:style-name="T23">R</text:span><text:span text:style-name="T4">eady" and flight mode display shows also "</text:span><text:span text:style-name="T23">R</text:span><text:span text:style-name="T4">eady".</text:span></text:p>
      <text:p text:style-name="P11"><text:line-break/></text:p>
      <text:p text:style-name="P3"><text:span text:style-name="T33">Purple: </text:span><text:span text:style-name="T34">GNSS-assisted flight</text:span><text:span text:style-name="T4"><text:line-break/></text:span><text:span text:style-name="T5"><text:line-break/></text:span><text:span text:style-name="T31">PURPLE blinking:</text:span><text:span text:style-name="T4"> </text:span><text:span text:style-name="T6">Mission mode</text:span><text:span text:style-name="T4">. </text:span><text:span text:style-name="T14">ST16 flight mode display: "Waypoint" or "Home"</text:span></text:p>
      <text:p text:style-name="P23"><text:span text:style-name="T32">PURPLE solid:</text:span><text:span text:style-name="T18"> Position </text:span><text:span text:style-name="T19">m</text:span><text:span text:style-name="T18">ode. </text:span><text:span text:style-name="T15">The Thunderbird flies like a stock Typhoon </text:span><text:span text:style-name="T16">in Angle Mode</text:span><text:span text:style-name="T15">.<text:line-break/></text:span><text:span text:style-name="T4">ST16 flight mode display: "</text:span><text:span text:style-name="T14">Angle</text:span><text:span text:style-name="T4">". </text:span></text:p>
      <text:p text:style-name="P10"/>
      <text:p text:style-name="P2"><text:span text:style-name="T30">Blue: Stabilize</text:span><text:span text:style-name="T29"><text:line-break/><text:line-break/>BLUE blinking: </text:span><text:span text:style-name="T53">Altitude</text:span><text:span text:style-name="T52"> mode</text:span><text:span text:style-name="T6">. </text:span><text:span text:style-name="T4">The Thunderbird flies like a stock Typhoon </text:span><text:span text:style-name="T12">in Angle Mode </text:span><text:span text:style-name="T13">without GPS</text:span><text:span text:style-name="T4">.</text:span></text:p>
      <text:p text:style-name="P5"><text:span text:style-name="T29">BLUE solid: </text:span><text:span text:style-name="T52">Stabilize mode</text:span><text:span text:style-name="T49">. </text:span><text:span text:style-name="T12">ST16 flight mode display: "</text:span><text:span text:style-name="T14">THR</text:span><text:span text:style-name="T12">".</text:span><text:span text:style-name="T4"><text:line-break/><text:line-break/></text:span><text:span text:style-name="T46">White: </text:span><text:span text:style-name="T22">Manual flight modes</text:span></text:p>
      <text:p text:style-name="P24"><text:span text:style-name="T32"><text:line-break/></text:span><text:span text:style-name="T47">WHITE</text:span><text:span text:style-name="T18"> </text:span><text:span text:style-name="T20">Purple </text:span><text:span text:style-name="T18">blinking:</text:span><text:span text:style-name="T39"> </text:span><text:span text:style-name="T40">Rattitude mode</text:span><text:span text:style-name="T39"> or "Assisted Acrobatics".<text:line-break/> <text:tab/><text:tab/><text:tab/> <text:s text:c="8"/></text:span><text:span text:style-name="T15">ST16 flight mode display: "</text:span><text:span text:style-name="T17">Rate</text:span><text:span text:style-name="T15">".</text:span></text:p>
      <text:p text:style-name="P4"><text:span text:style-name="T45">WHITE </text:span><text:span text:style-name="T5">solid:</text:span><text:span text:style-name="T35"> </text:span><text:span text:style-name="T37">Manual, </text:span><text:span text:style-name="T36">Acro or Rate mode.</text:span><text:span text:style-name="T35"> </text:span><text:span text:style-name="T4">ST16 flight mode display: "</text:span><text:span text:style-name="T14">Rate</text:span><text:span text:style-name="T4">"</text:span><text:span text:style-name="T24">(not tested yet).</text:span></text:p>
      <text:p text:style-name="P4"><text:span text:style-name="T4"><text:line-break/></text:span><text:span text:style-name="T42">Red: </text:span><text:span text:style-name="T43">Fail-safe, RTH, malfunction</text:span><text:span text:style-name="T41"><text:line-break/><text:line-break/>RED blinking: </text:span><text:span text:style-name="T35">The drone has degraded performance, but is airborne, still operational and attempts an automatic recovery. The LED blinks red when the </text:span><text:span text:style-name="T38">fail-safes</text:span><text:span text:style-name="T35"> are activated (RTH) or the drone attempts auto-land with a failed GPS.</text:span><text:span text:style-name="T4"><text:line-break/><text:line-break/></text:span><text:span text:style-name="T41">RED solid:</text:span><text:span text:style-name="T49"> Malfunction, arming is prohibited. </text:span><text:span text:style-name="T4">ST16 flight mode display: "</text:span><text:span text:style-name="T14">EMER</text:span><text:span text:style-name="T4">".</text:span></text:p>
      <text:p text:style-name="P4"><text:soft-page-break/><text:span text:style-name="T4"/></text:p>
      <text:h text:style-name="Heading_20_3" text:outline-level="3">Thunderbird_170521_CD</text:h>
      <text:p text:style-name="P4"><text:span text:style-name="T4"/></text:p>
      <text:p text:style-name="P4"><text:a xlink:type="simple" xlink:href="https://yuneecpilots.com/threads/typhoon-h-480-px4-v1-10-stability-issues.18205/post-236574" text:style-name="Internet_20_link" text:visited-style-name="Visited_20_Internet_20_Link"><text:span text:style-name="T4">https://yuneecpilots.com/threads/typhoon-h-480-px4-v1-10-stability-issues.18205/post-236574</text:span></text:a></text:p>
      <text:p text:style-name="P4"><text:span text:style-name="T4"/></text:p>
      <text:p text:style-name="P23"><text:span text:style-name="T15">The testing started with manual flights in various modes and involved many restarts and battery connections to see that the problem of race condition in RX handling with spurious arming is gone. Then the flights proceeded into corner cases and failsafe tests, which results I have documented above. The Thunderbird/PX4 -hates- to switch from non-GPS mode to a GPS-assisted one in full speed, marking the GPS faulty for the rest of the flight. This is good to know, if you are doing some high-speed runs or aerobatics, yet still relying the mode switch to save you if things go wrong... don't do it. This is very likely desired behavior of the PX4 - to prevent fly-aways in case of unreliable or erroneous GPS data. As the GNSS (at this context) has absolutely no way of monitoring signal integrity, the PX4 does its own health checks for it.<text:line-break/><text:line-break/>If the GPS fault occurs due to the above case (or other), the Thunderbird starts something that resembles a fly-away, but stabilizes after few seconds, still drifting away, possibly at a speed. At this point, the GPS failure occurs, ST16 pops up an alarm, and the Thunderbird illuminates the red light on the drone. The drone is now in a mode, where it keeps its altitude, but otherwise is in Stabilize mode - keep flying and recover the drone. Just like regular Typhoon with GPS off. Nothing is broken, the drone is flying OK, just </text:span><text:span text:style-name="T18">relax</text:span><text:span text:style-name="T15"> and keep flying it. This may scare you when it first occurs. The GPS will recover either when you take off next time, or restart the drone. However, for this flight, GPS-assisted modes are not available, and this includes the GPS-assisted failsafe. However, regarding the reliability of the GPS on the Typhoon - I have had only </text:span><text:span text:style-name="T18">one</text:span><text:span text:style-name="T15"> real in-flight malfunction on my Typhoons and that with the one with stock firmware. No "real" GPS in-flight failure with the Thunderbird, ever.<text:line-break/><text:line-break/>That actually brings us discussing about the failsafes, which were also very carefully tested. The regular failsafe, if radio signal is lost, brings the drone back where you took off. So select your take-off site carefully, no trees etc. near it. The default parameters supplied, take the drone to 30 meters before returning - all fully configurable for you in QGroundcontrol. If the GPS is malfunctioning (either by your own actions described above, or external interference), the failsafe landing is done without the GPS to the current position of the drone. This was also tested, aborting before touchdown. When doing GPS-less failsafe landing, the drone is not capable of decelerating, and the touchdown will happen at a speed, resulting in damages. But you'll still get it back. </text:span><text:span text:style-name="T15"><draw:frame draw:style-name="fr1" draw:name="Bild9" text:anchor-type="as-char" svg:width="0.041cm" svg:height="0.041cm" draw:z-index="1"><draw:image xlink:href="Pictures/100002000000000100000001853F2246D5A195F7.gif" xlink:type="simple" xlink:show="embed" xlink:actuate="onLoad" draw:mime-type="image/gif"/><svg:title>;)</svg:title></draw:frame></text:span><text:span text:style-name="T15"><text:line-break/><text:line-break/>After testing failsafes, I proceeded testing the mission capability. This firmware has flown around 30 missions with 100% success rate (and the previous CD release a lot more). While flying a mission, the radio failsafe will not activate. There are failsafes for battery voltage levels, that abort the mission with return-to-home but </text:span><text:span text:style-name="T18">do not rely on these </text:span><text:span text:style-name="T15">due to differences in batteries, battery calibration and so on</text:span><text:span text:style-name="T18">.</text:span><text:span text:style-name="T15"> Keep your eye on the battery level, and abort the mission by yourselves if required. Plan missions carefully, pay special attention to waypoint altitudes.<text:line-break/><text:line-break/>The battery calibration is done for my own drone only, and you should probably do it for your drone by yourselves, using instructions in PX4's documentation. My calibration values are quite true - when the battery indicator goes yellow, there is very little flight time remaining and if it goes red, depending on the battery and outside temperature, there are seconds remaining. For these unforeseen aspects of the </text:span><text:soft-page-break/><text:span text:style-name="T15">battery behavior, please do not trust the mission battery failsafes configured, or configure them for your drone </text:span><text:span text:style-name="T18">very conservatively.</text:span><text:span text:style-name="T15"><text:line-break/><text:line-break/>The mode switch has Stabilize mode on top, Position in the middle, and Mission in the lowest position. No RTH is defined in the param file, feel free to alter the switch configuration as you wish.<text:line-break/><text:line-break/>Please </text:span><text:span text:style-name="T18">CALIBRATE</text:span><text:span text:style-name="T15"> the drone before flight and observe compass behavior, verify that the north is where it should be in QGroundcontrol. While the param file supplied in the zip gets you started, you </text:span><text:span text:style-name="T18">MUST</text:span><text:span text:style-name="T15"> do the calibrations for your hardware. The Typhoons come with two magnetometers, and there is no way of telling which one you have. They are mounted differently on the GPS board. If north is 90 (or 270 degrees or so) off, you </text:span><text:span text:style-name="T18">must</text:span><text:span text:style-name="T15"> change the compass orientation in the QGroundcontrol. Refer h-elsner's documentation in calibrations and compass orientation. If the directions are off, the Thunderbird will start flying in circles violently, resulting in a crash. If you see this happening in GPS-assisted modes, switch back to Stabilize, recover and keep flying. Yet again, its like regular Typhoon without GPS now. Land, change the orientation, calibrate and try again. The Stabilize essentially saves the drone if anything goes wrong. However, that being said, the Thunderbird has never yet failed on me on GPS-assisted modes. But I am telling about these corner cases for you as it is good to know how to react if something goes wrong, especially if you are experimenting with all the possibilities the PX4 offers you. Learn to fly in Stabilize, as that is also the easiest mode that reveals the true thrust-to-weight ratio and flight performance of the Typhoon. </text:span><text:span text:style-name="T15"><draw:frame draw:style-name="fr1" draw:name="Bild10" text:anchor-type="as-char" svg:width="0.041cm" svg:height="0.041cm" draw:z-index="2"><draw:image xlink:href="Pictures/100002000000000100000001853F2246D5A195F7.gif" xlink:type="simple" xlink:show="embed" xlink:actuate="onLoad" draw:mime-type="image/gif"/><svg:title>;)</svg:title></draw:frame></text:span><text:span text:style-name="T15"><text:line-break/><text:line-break/>It is essential to do the first flight in the </text:span><text:span text:style-name="T18">Stabilize</text:span><text:span text:style-name="T15"> mode. Switch then to Position mode in-flight when there is plenty of room around, while being ready to switch back to Stabilize if issues described above are seen. If everything goes fine, keep flying. </text:span><text:span text:style-name="T15"><draw:frame draw:style-name="fr1" draw:name="Bild11" text:anchor-type="as-char" svg:width="0.041cm" svg:height="0.041cm" draw:z-index="3"><draw:image xlink:href="Pictures/100002000000000100000001853F2246D5A195F7.gif" xlink:type="simple" xlink:show="embed" xlink:actuate="onLoad" draw:mime-type="image/gif"/><svg:title>;)</svg:title></draw:frame></text:span><text:span text:style-name="T15"><text:line-break/><text:line-break/>Remember that the Thunderbird is a fork of PX4. (version 1.10.0 to be exact). So all the possibilities and features of the PX4 are there. H-elsner has supplied also a different set of parameters previously in this thread, if you would like to try a slightly differently tuned Thunderbird. </text:span><text:span text:style-name="T15"><draw:frame draw:style-name="fr1" draw:name="Bild12" text:anchor-type="as-char" svg:width="0.041cm" svg:height="0.041cm" draw:z-index="4"><draw:image xlink:href="Pictures/100002000000000100000001853F2246D5A195F7.gif" xlink:type="simple" xlink:show="embed" xlink:actuate="onLoad" draw:mime-type="image/gif"/><svg:title>;)</svg:title></draw:frame></text:span><text:span text:style-name="T15"><text:line-break/><text:line-break/></text:span><text:span text:style-name="T18">There are known issues, too:</text:span><text:span text:style-name="T15"><text:line-break/><text:line-break/>- The green arrow on ST16's screen is </text:span><text:span text:style-name="T18">unreliable.</text:span><text:span text:style-name="T15"> The arrow </text:span><text:span text:style-name="T18">is</text:span><text:span text:style-name="T15"> there and visible, but please disregard it. I may fix this in the future, but I give no promises on this one.<text:line-break/><text:line-break/>- Obstacle avoidance unavailable -error message is something that you may see sometimes. Please disregard this one too. This is a telemetry glitch, nothing to worry about. The back button the ST16 disregards it. (However this is partly correct by accident, as the obs. avoidance </text:span><text:span text:style-name="T18">is</text:span><text:span text:style-name="T15"> unavailable; I have not implented the sonar there yet)<text:line-break/><text:line-break/>- 5 motor mode, please land -popup. Again, a telemetry glitch that I got once. At the moment, the Thunderbird does not detect the motor failures, so you can safely discard this and keep flying<text:line-break/><text:line-break/>- GPS failure popups in ground. You will see these, and these </text:span><text:span text:style-name="T18">are real. </text:span><text:span text:style-name="T15">As discussed above, the PX4 is </text:span><text:span text:style-name="T18">very</text:span><text:span text:style-name="T15"> picky about the GPS signal and its precision (amount of satellites being only a part of it), and it is very happy to nag about it, even if you block the reception with your body momentarily. When you get these (you'll likely to receive one after landing too), wait for the GPS reception come back reliable (the green blinking light will go back solid green and the GPS status will go from ACQUIRE to READY) </text:span><text:soft-page-break/><text:span text:style-name="T15">and launch. You will be able to launch in Stabilize with no GPS, overriding any checks, but please remember that the GPS and failsafe return are not available for that flight. Yet again, nothing is broken, the Thunderbird / PX4 just wants to protect the drone ensuring the full operational capability before letting you to take off. </text:span><text:span text:style-name="T15"><draw:frame draw:style-name="fr1" draw:name="Bild13" text:anchor-type="as-char" svg:width="0.041cm" svg:height="0.041cm" draw:z-index="5"><draw:image xlink:href="Pictures/100002000000000100000001853F2246D5A195F7.gif" xlink:type="simple" xlink:show="embed" xlink:actuate="onLoad" draw:mime-type="image/gif"/><svg:title>;)</svg:title></draw:frame></text:span><text:span text:style-name="T15"><text:line-break/><text:line-break/></text:span><text:span text:style-name="T4">The fallback for GPS failure </text:span><text:span text:style-name="T25">is still</text:span><text:span text:style-name="T4"> Altitude.<text:line-break/>The Stabilized mode as a "default", or the top position, is actually a pretty good question. It is true, that activating it, makes the props spin faster, very close to the point of take-off when the throttle stick is centered. Throttle controls direct thrust / motor RPM, not altitude here, as you said. However, altitude mode would be a very good candidate too. Why the Stabilize is there, is from my old habit - I want to have a simplest possible flight mode with the minimum set of automation available fast (just push the well-defined switch on a well-known place away from you as far as it goes as one simple move) if things go wrong. The angle mode with gyroscope only would be the simplest of them all, but the Stabilize gives you.. well, stabilization on top of it, helping to recover the drone if things went horribly wrong by </text:span><text:span text:style-name="T26">mis</text:span><text:span text:style-name="T4">calibrated compass, </text:span><text:span text:style-name="T26">GPS</text:span><text:span text:style-name="T4"> issues, </text:span><text:span text:style-name="T25">or </text:span><text:span text:style-name="T4">barometer / altitude hold / auto-throttle behaving badly.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language="en" fo:country="US" officeooo:rsid="00034bcd" officeooo:paragraph-rsid="000ef7a5" style:font-size-asian="10pt" style:font-size-complex="10pt"/>
    </style:style>
    <style:style style:name="MT1" style:family="text">
      <style:text-properties officeooo:rsid="00226e91"/>
    </style:style>
    <style:style style:name="MT2" style:family="text">
      <style:text-properties officeooo:rsid="002bbcdb"/>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Version 1.<text:span text:style-name="MT1">0</text:span> from 2020-0<text:span text:style-name="MT2">6-09</text:span></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1.3.2$Windows_X86_64 LibreOffice_project/47f78053abe362b9384784d31a6e56f8511eb1c1</meta:generator>
    <dc:date>2021-05-19T18:23:27.490000000</dc:date>
    <meta:editing-duration>PT4H4M6S</meta:editing-duration>
    <meta:editing-cycles>38</meta:editing-cycles>
    <meta:document-statistic meta:table-count="0" meta:image-count="6" meta:object-count="0" meta:page-count="5" meta:paragraph-count="41" meta:word-count="1849" meta:character-count="11454" meta:non-whitespace-character-count="9609"/>
  </office:meta>
</office:document-meta>
</file>